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6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19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1"/>
        <table:table-column table:style-name="co5" table:default-cell-style-name="ce4"/>
        <table:table-column table:style-name="co3" table:default-cell-style-name="ce12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septembre 201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5" office:value-type="string" calcext:value-type="string">
            <text:p>Numéro bon </text:p>
          </table:table-cell>
          <table:table-cell table:style-name="ce8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5" office:value-type="string" calcext:value-type="string">
            <text:p>Numéro de</text:p>
          </table:table-cell>
          <table:table-cell table:style-name="ce13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5" office:value-type="string" calcext:value-type="string">
            <text:p>commande</text:p>
          </table:table-cell>
          <table:table-cell table:style-name="ce8" office:value-type="string" calcext:value-type="string">
            <text:p>d'approbation</text:p>
          </table:table-cell>
          <table:table-cell table:style-name="ce2"/>
          <table:table-cell table:style-name="ce5" office:value-type="string" calcext:value-type="string">
            <text:p>l'entente</text:p>
          </table:table-cell>
          <table:table-cell table:style-name="ce13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6" office:value-type="float" office:value="1252518" calcext:value-type="float">
            <text:p>1252518</text:p>
          </table:table-cell>
          <table:table-cell table:style-name="ce9" office:value-type="date" office:date-value="2018-09-06" calcext:value-type="date">
            <text:p>09-06-18</text:p>
          </table:table-cell>
          <table:table-cell table:style-name="ce3" office:value-type="string" calcext:value-type="string">
            <text:p>ALERTE COURRIER P.M.E.</text:p>
          </table:table-cell>
          <table:table-cell table:style-name="ce11"/>
          <table:table-cell table:style-name="ce14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8331" calcext:value-type="float">
            <text:p>1298331</text:p>
          </table:table-cell>
          <table:table-cell table:style-name="ce9" office:value-type="date" office:date-value="2018-09-20" calcext:value-type="date">
            <text:p>09-20-18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 table:style-name="ce11"/>
          <table:table-cell table:style-name="ce14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502" calcext:value-type="float">
            <text:p>1295502</text:p>
          </table:table-cell>
          <table:table-cell table:style-name="ce9" office:value-type="date" office:date-value="2018-09-06" calcext:value-type="date">
            <text:p>09-06-18</text:p>
          </table:table-cell>
          <table:table-cell table:style-name="ce3" office:value-type="string" calcext:value-type="string">
            <text:p>ARBITRAGE J.P. LUSSIER INC.</text:p>
          </table:table-cell>
          <table:table-cell table:style-name="ce11"/>
          <table:table-cell table:style-name="ce14" office:value-type="float" office:value="301.78" calcext:value-type="float">
            <text:p>301,78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82467" calcext:value-type="float">
            <text:p>1282467</text:p>
          </table:table-cell>
          <table:table-cell table:style-name="ce9" office:value-type="date" office:date-value="2018-09-17" calcext:value-type="date">
            <text:p>09-17-18</text:p>
          </table:table-cell>
          <table:table-cell table:style-name="ce3" office:value-type="string" calcext:value-type="string">
            <text:p>CENTRE D'EVALUATION POUR ALCOOLIQUES ET TOXICOMANES (CEPAT) INC.</text:p>
          </table:table-cell>
          <table:table-cell table:style-name="ce11"/>
          <table:table-cell table:style-name="ce14" office:value-type="float" office:value="157.48" calcext:value-type="float">
            <text:p>157,48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86314" calcext:value-type="float">
            <text:p>1286314</text:p>
          </table:table-cell>
          <table:table-cell table:style-name="ce9" office:value-type="date" office:date-value="2018-09-26" calcext:value-type="date">
            <text:p>09-26-18</text:p>
          </table:table-cell>
          <table:table-cell table:style-name="ce3" office:value-type="string" calcext:value-type="string">
            <text:p>CENTRE PATRONAL DE SANTE ET SECURITE DU TRAVAIL DU QUEBEC (C P S S T Q )</text:p>
          </table:table-cell>
          <table:table-cell table:style-name="ce11"/>
          <table:table-cell table:style-name="ce14" office:value-type="float" office:value="173.23" calcext:value-type="float">
            <text:p>173,23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6213" calcext:value-type="float">
            <text:p>1296213</text:p>
          </table:table-cell>
          <table:table-cell table:style-name="ce9" office:value-type="date" office:date-value="2018-09-11" calcext:value-type="date">
            <text:p>09-11-18</text:p>
          </table:table-cell>
          <table:table-cell table:style-name="ce3" office:value-type="string" calcext:value-type="string">
            <text:p>RICCI, TEASDALE HUISSIERS DE JUSTICE INC.</text:p>
          </table:table-cell>
          <table:table-cell table:style-name="ce11"/>
          <table:table-cell table:style-name="ce14" office:value-type="float" office:value="284.41" calcext:value-type="float">
            <text:p>284,41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6" office:value-type="float" office:value="1295882" calcext:value-type="float">
            <text:p>1295882</text:p>
          </table:table-cell>
          <table:table-cell table:style-name="ce9" office:value-type="date" office:date-value="2018-09-07" calcext:value-type="date">
            <text:p>09-07-18</text:p>
          </table:table-cell>
          <table:table-cell table:style-name="ce3" office:value-type="string" calcext:value-type="string">
            <text:p>PRODUITS SANY</text:p>
          </table:table-cell>
          <table:table-cell table:style-name="ce6" office:value-type="float" office:value="1048199" calcext:value-type="float">
            <text:p>1048199</text:p>
          </table:table-cell>
          <table:table-cell table:style-name="ce14" office:value-type="float" office:value="163.53" calcext:value-type="float">
            <text:p>163,53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09-07" calcext:value-type="date">
            <text:p>09-07-18</text:p>
          </table:table-cell>
          <table:table-cell table:style-name="ce3"/>
          <table:table-cell table:style-name="ce6" office:value-type="float" office:value="1048199" calcext:value-type="float">
            <text:p>1048199</text:p>
          </table:table-cell>
          <table:table-cell table:style-name="ce14" office:value-type="float" office:value="41.89" calcext:value-type="float">
            <text:p>41,89</text:p>
          </table:table-cell>
          <table:table-cell table:style-name="ce3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09-07" calcext:value-type="date">
            <text:p>09-07-18</text:p>
          </table:table-cell>
          <table:table-cell table:style-name="ce3"/>
          <table:table-cell table:style-name="ce6" office:value-type="float" office:value="1048199" calcext:value-type="float">
            <text:p>1048199</text:p>
          </table:table-cell>
          <table:table-cell table:style-name="ce14" office:value-type="float" office:value="45.98" calcext:value-type="float">
            <text:p>45,98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715" calcext:value-type="float">
            <text:p>1295715</text:p>
          </table:table-cell>
          <table:table-cell table:style-name="ce9" office:value-type="date" office:date-value="2018-09-07" calcext:value-type="date">
            <text:p>09-07-18</text:p>
          </table:table-cell>
          <table:table-cell table:style-name="ce3" office:value-type="string" calcext:value-type="string">
            <text:p>TRAFIC INNOVATION INC.</text:p>
          </table:table-cell>
          <table:table-cell table:style-name="ce11"/>
          <table:table-cell table:style-name="ce14" office:value-type="float" office:value="3375.09" calcext:value-type="float">
            <text:p>3375,09</text:p>
          </table:table-cell>
          <table:table-cell table:style-name="ce3" office:value-type="string" calcext:value-type="string">
            <text:p>Montage et quincaillerie pour signalisation lumineuse et éclairage urbain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09-07" calcext:value-type="date">
            <text:p>09-07-18</text:p>
          </table:table-cell>
          <table:table-cell table:style-name="ce3"/>
          <table:table-cell table:style-name="ce11"/>
          <table:table-cell table:style-name="ce14" office:value-type="float" office:value="131.23" calcext:value-type="float">
            <text:p>131,23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6" office:value-type="float" office:value="1297205" calcext:value-type="float">
            <text:p>1297205</text:p>
          </table:table-cell>
          <table:table-cell table:style-name="ce9" office:value-type="date" office:date-value="2018-09-14" calcext:value-type="date">
            <text:p>09-14-18</text:p>
          </table:table-cell>
          <table:table-cell table:style-name="ce3" office:value-type="string" calcext:value-type="string">
            <text:p>9281-1967 QUEBEC INC.</text:p>
          </table:table-cell>
          <table:table-cell table:style-name="ce11"/>
          <table:table-cell table:style-name="ce14" office:value-type="float" office:value="1706.05" calcext:value-type="float">
            <text:p>1706,05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54893" calcext:value-type="float">
            <text:p>1254893</text:p>
          </table:table-cell>
          <table:table-cell table:style-name="ce9" office:value-type="date" office:date-value="2018-09-07" calcext:value-type="date">
            <text:p>09-07-18</text:p>
          </table:table-cell>
          <table:table-cell table:style-name="ce3" office:value-type="string" calcext:value-type="string">
            <text:p>AGENCE DOUBLE XPRESSO INC.</text:p>
          </table:table-cell>
          <table:table-cell table:style-name="ce11"/>
          <table:table-cell table:style-name="ce14" office:value-type="float" office:value="3149.62" calcext:value-type="float">
            <text:p>3149,62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80851" calcext:value-type="float">
            <text:p>1280851</text:p>
          </table:table-cell>
          <table:table-cell table:style-name="ce9" office:value-type="date" office:date-value="2018-09-25" calcext:value-type="date">
            <text:p>09-25-18</text:p>
          </table:table-cell>
          <table:table-cell table:style-name="ce3" office:value-type="string" calcext:value-type="string">
            <text:p>BOO! DESIGN INC.</text:p>
          </table:table-cell>
          <table:table-cell table:style-name="ce11"/>
          <table:table-cell table:style-name="ce14" office:value-type="float" office:value="488.19" calcext:value-type="float">
            <text:p>488,19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09-20" calcext:value-type="date">
            <text:p>09-20-18</text:p>
          </table:table-cell>
          <table:table-cell table:style-name="ce3"/>
          <table:table-cell table:style-name="ce11"/>
          <table:table-cell table:style-name="ce14" office:value-type="float" office:value="1049.87" calcext:value-type="float">
            <text:p>1049,87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6355" calcext:value-type="float">
            <text:p>1296355</text:p>
          </table:table-cell>
          <table:table-cell table:style-name="ce9" office:value-type="date" office:date-value="2018-09-11" calcext:value-type="date">
            <text:p>09-11-18</text:p>
          </table:table-cell>
          <table:table-cell table:style-name="ce3" office:value-type="string" calcext:value-type="string">
            <text:p>CNW-TELBEC INC</text:p>
          </table:table-cell>
          <table:table-cell table:style-name="ce11"/>
          <table:table-cell table:style-name="ce14" office:value-type="float" office:value="227.82" calcext:value-type="float">
            <text:p>227,82</text:p>
          </table:table-cell>
          <table:table-cell table:style-name="ce3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64300" calcext:value-type="float">
            <text:p>1264300</text:p>
          </table:table-cell>
          <table:table-cell table:style-name="ce9" office:value-type="date" office:date-value="2018-09-07" calcext:value-type="date">
            <text:p>09-07-18</text:p>
          </table:table-cell>
          <table:table-cell table:style-name="ce3" office:value-type="string" calcext:value-type="string">
            <text:p>DISTRIBUTIONS LG INC.</text:p>
          </table:table-cell>
          <table:table-cell table:style-name="ce6" office:value-type="float" office:value="1152445" calcext:value-type="float">
            <text:p>1152445</text:p>
          </table:table-cell>
          <table:table-cell table:style-name="ce14" office:value-type="float" office:value="230.45" calcext:value-type="float">
            <text:p>230,45</text:p>
          </table:table-cell>
          <table:table-cell table:style-name="ce3" office:value-type="string" calcext:value-type="string">
            <text:p>Service - Distribu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694" calcext:value-type="float">
            <text:p>1295694</text:p>
          </table:table-cell>
          <table:table-cell table:style-name="ce9" office:value-type="date" office:date-value="2018-09-07" calcext:value-type="date">
            <text:p>09-07-18</text:p>
          </table:table-cell>
          <table:table-cell table:style-name="ce3" office:value-type="string" calcext:value-type="string">
            <text:p>JULIA C. JONES</text:p>
          </table:table-cell>
          <table:table-cell table:style-name="ce11"/>
          <table:table-cell table:style-name="ce14" office:value-type="float" office:value="4258.68" calcext:value-type="float">
            <text:p>4258,68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1804" calcext:value-type="float">
            <text:p>1291804</text:p>
          </table:table-cell>
          <table:table-cell table:style-name="ce9" office:value-type="date" office:date-value="2018-09-07" calcext:value-type="date">
            <text:p>09-07-18</text:p>
          </table:table-cell>
          <table:table-cell table:style-name="ce3" office:value-type="string" calcext:value-type="string">
            <text:p>MARIE-EVE ROULEAU</text:p>
          </table:table-cell>
          <table:table-cell/>
          <table:table-cell table:style-name="ce14" office:value-type="float" office:value="2500" calcext:value-type="float">
            <text:p>2500,00</text:p>
          </table:table-cell>
          <table:table-cell table:style-name="ce3" office:value-type="string" calcext:value-type="string">
            <text:p>Spécialiste des médias sociau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70324" calcext:value-type="float">
            <text:p>1270324</text:p>
          </table:table-cell>
          <table:table-cell table:style-name="ce9" office:value-type="date" office:date-value="2018-09-20" calcext:value-type="date">
            <text:p>09-20-18</text:p>
          </table:table-cell>
          <table:table-cell table:style-name="ce3" office:value-type="string" calcext:value-type="string">
            <text:p>TABASKO COMMUNICATIONS INC.</text:p>
          </table:table-cell>
          <table:table-cell/>
          <table:table-cell table:style-name="ce14" office:value-type="float" office:value="1492.92" calcext:value-type="float">
            <text:p>1492,92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72505" calcext:value-type="float">
            <text:p>1272505</text:p>
          </table:table-cell>
          <table:table-cell table:style-name="ce9" office:value-type="date" office:date-value="2018-09-25" calcext:value-type="date">
            <text:p>09-25-18</text:p>
          </table:table-cell>
          <table:table-cell table:style-name="ce3"/>
          <table:table-cell table:style-name="ce11"/>
          <table:table-cell table:style-name="ce14" office:value-type="float" office:value="6640.45" calcext:value-type="float">
            <text:p>6640,45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6" office:value-type="float" office:value="1295056" calcext:value-type="float">
            <text:p>1295056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ALERTE COURRIER P.M.E.</text:p>
          </table:table-cell>
          <table:table-cell table:style-name="ce11"/>
          <table:table-cell table:style-name="ce14" office:value-type="float" office:value="188.98" calcext:value-type="float">
            <text:p>188,98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055" calcext:value-type="float">
            <text:p>1295055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AUAMQ (L'ASSOCIATION DES URBANISTES ET DES AMENAGISTES MUNICIPAUX DU QUEBEC)</text:p>
          </table:table-cell>
          <table:table-cell table:style-name="ce11"/>
          <table:table-cell table:style-name="ce14" office:value-type="float" office:value="1730" calcext:value-type="float">
            <text:p>1730,00</text:p>
          </table:table-cell>
          <table:table-cell table:style-name="ce3" office:value-type="string" calcext:value-type="string">
            <text:p>Service - Agence, gestion de voya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602" calcext:value-type="float">
            <text:p>1297602</text:p>
          </table:table-cell>
          <table:table-cell table:style-name="ce9" office:value-type="date" office:date-value="2018-09-17" calcext:value-type="date">
            <text:p>09-17-18</text:p>
          </table:table-cell>
          <table:table-cell table:style-name="ce3" office:value-type="string" calcext:value-type="string">
            <text:p>AVEC PLAISIRS</text:p>
          </table:table-cell>
          <table:table-cell table:style-name="ce11"/>
          <table:table-cell table:style-name="ce14" office:value-type="float" office:value="226.98" calcext:value-type="float">
            <text:p>226,98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6440" calcext:value-type="float">
            <text:p>1296440</text:p>
          </table:table-cell>
          <table:table-cell table:style-name="ce9" office:value-type="date" office:date-value="2018-09-11" calcext:value-type="date">
            <text:p>09-11-18</text:p>
          </table:table-cell>
          <table:table-cell table:style-name="ce3" office:value-type="string" calcext:value-type="string">
            <text:p>CUISINE-ATOUT ENTREPRISE D'INSERTION INC.</text:p>
          </table:table-cell>
          <table:table-cell/>
          <table:table-cell table:style-name="ce14" office:value-type="float" office:value="194.5" calcext:value-type="float">
            <text:p>194,50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6" office:value-type="float" office:value="1298818" calcext:value-type="float">
            <text:p>1298818</text:p>
          </table:table-cell>
          <table:table-cell table:style-name="ce9" office:value-type="date" office:date-value="2018-09-24" calcext:value-type="date">
            <text:p>09-24-18</text:p>
          </table:table-cell>
          <table:table-cell table:style-name="ce3" office:value-type="string" calcext:value-type="string">
            <text:p>ABC ENVIRONNEMENT INC.</text:p>
          </table:table-cell>
          <table:table-cell table:style-name="ce11"/>
          <table:table-cell table:style-name="ce14" office:value-type="float" office:value="22821.65" calcext:value-type="float">
            <text:p>22821,65</text:p>
          </table:table-cell>
          <table:table-cell table:style-name="ce3" office:value-type="string" calcext:value-type="string">
            <text:p>Service - Vidange de puisards, regards et fosses septiqu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044" calcext:value-type="float">
            <text:p>1295044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CONSTRUCTION PIERRE SASSEVILLE</text:p>
          </table:table-cell>
          <table:table-cell table:style-name="ce11"/>
          <table:table-cell table:style-name="ce14" office:value-type="float" office:value="10288.77" calcext:value-type="float">
            <text:p>10288,77</text:p>
          </table:table-cell>
          <table:table-cell table:style-name="ce3" office:value-type="string" calcext:value-type="string">
            <text:p>Entrepreneur en petits bâtimen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567" calcext:value-type="float">
            <text:p>1295567</text:p>
          </table:table-cell>
          <table:table-cell table:style-name="ce9" office:value-type="date" office:date-value="2018-09-06" calcext:value-type="date">
            <text:p>09-06-18</text:p>
          </table:table-cell>
          <table:table-cell table:style-name="ce3" office:value-type="string" calcext:value-type="string">
            <text:p>DUOSON MULTIMEDIA INC</text:p>
          </table:table-cell>
          <table:table-cell table:style-name="ce11"/>
          <table:table-cell table:style-name="ce14" office:value-type="float" office:value="11160.17" calcext:value-type="float">
            <text:p>11160,17</text:p>
          </table:table-cell>
          <table:table-cell table:style-name="ce3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710" calcext:value-type="float">
            <text:p>1295710</text:p>
          </table:table-cell>
          <table:table-cell table:style-name="ce9" office:value-type="date" office:date-value="2018-09-07" calcext:value-type="date">
            <text:p>09-07-18</text:p>
          </table:table-cell>
          <table:table-cell table:style-name="ce3" office:value-type="string" calcext:value-type="string">
            <text:p>INGETEC, EXPERTS-CONSEILS EN BATIMENT INC.</text:p>
          </table:table-cell>
          <table:table-cell/>
          <table:table-cell table:style-name="ce14" office:value-type="float" office:value="3438.34" calcext:value-type="float">
            <text:p>3438,34</text:p>
          </table:table-cell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591" calcext:value-type="float">
            <text:p>1299591</text:p>
          </table:table-cell>
          <table:table-cell table:style-name="ce9" office:value-type="date" office:date-value="2018-09-27" calcext:value-type="date">
            <text:p>09-27-18</text:p>
          </table:table-cell>
          <table:table-cell table:style-name="ce3" office:value-type="string" calcext:value-type="string">
            <text:p>LES PLANTATIONS LETOURNEAU (PEPINIERE)</text:p>
          </table:table-cell>
          <table:table-cell table:style-name="ce11"/>
          <table:table-cell table:style-name="ce14" office:value-type="float" office:value="3442.54" calcext:value-type="float">
            <text:p>3442,54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8934" calcext:value-type="float">
            <text:p>1298934</text:p>
          </table:table-cell>
          <table:table-cell table:style-name="ce9" office:value-type="date" office:date-value="2018-09-25" calcext:value-type="date">
            <text:p>09-25-18</text:p>
          </table:table-cell>
          <table:table-cell table:style-name="ce3" office:value-type="string" calcext:value-type="string">
            <text:p>LOCATION LORDBEC INC.</text:p>
          </table:table-cell>
          <table:table-cell/>
          <table:table-cell table:style-name="ce14" office:value-type="float" office:value="20787.52" calcext:value-type="float">
            <text:p>20787,52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617" calcext:value-type="float">
            <text:p>1299617</text:p>
          </table:table-cell>
          <table:table-cell table:style-name="ce9" office:value-type="date" office:date-value="2018-09-27" calcext:value-type="date">
            <text:p>09-27-18</text:p>
          </table:table-cell>
          <table:table-cell table:style-name="ce3" office:value-type="string" calcext:value-type="string">
            <text:p>PEPINIERE ROUGEMONT ENR</text:p>
          </table:table-cell>
          <table:table-cell/>
          <table:table-cell table:style-name="ce14" office:value-type="float" office:value="6687.7" calcext:value-type="float">
            <text:p>6687,70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595" calcext:value-type="float">
            <text:p>1299595</text:p>
          </table:table-cell>
          <table:table-cell table:style-name="ce9" office:value-type="date" office:date-value="2018-09-27" calcext:value-type="date">
            <text:p>09-27-18</text:p>
          </table:table-cell>
          <table:table-cell table:style-name="ce3" office:value-type="string" calcext:value-type="string">
            <text:p>PEPINIERES Y. YVON AUCLAIR ET FILS ENR.</text:p>
          </table:table-cell>
          <table:table-cell/>
          <table:table-cell table:style-name="ce14" office:value-type="float" office:value="3811.05" calcext:value-type="float">
            <text:p>3811,05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6" office:value-type="float" office:value="1298827" calcext:value-type="float">
            <text:p>1298827</text:p>
          </table:table-cell>
          <table:table-cell table:style-name="ce9" office:value-type="date" office:date-value="2018-09-24" calcext:value-type="date">
            <text:p>09-24-18</text:p>
          </table:table-cell>
          <table:table-cell table:style-name="ce3" office:value-type="string" calcext:value-type="string">
            <text:p>MARTECH SIGNALISATION INC.</text:p>
          </table:table-cell>
          <table:table-cell/>
          <table:table-cell table:style-name="ce14" office:value-type="float" office:value="604.2" calcext:value-type="float">
            <text:p>604,20</text:p>
          </table:table-cell>
          <table:table-cell table:style-name="ce3" office:value-type="string" calcext:value-type="string">
            <text:p>Clôture, barrière, rampe et balustrad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703" calcext:value-type="float">
            <text:p>1297703</text:p>
          </table:table-cell>
          <table:table-cell table:style-name="ce9" office:value-type="date" office:date-value="2018-09-26" calcext:value-type="date">
            <text:p>09-26-18</text:p>
          </table:table-cell>
          <table:table-cell table:style-name="ce3" office:value-type="string" calcext:value-type="string">
            <text:p>SERVICE GAGNON ELECTRIQUE INC.</text:p>
          </table:table-cell>
          <table:table-cell/>
          <table:table-cell table:style-name="ce14" office:value-type="float" office:value="6236.26" calcext:value-type="float">
            <text:p>6236,26</text:p>
          </table:table-cell>
          <table:table-cell table:style-name="ce3" office:value-type="string" calcext:value-type="string">
            <text:p>Réparation/Entretien - Outil élect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6" office:value-type="float" office:value="1277147" calcext:value-type="float">
            <text:p>1277147</text:p>
          </table:table-cell>
          <table:table-cell table:style-name="ce9" office:value-type="date" office:date-value="2018-09-19" calcext:value-type="date">
            <text:p>09-19-18</text:p>
          </table:table-cell>
          <table:table-cell table:style-name="ce3" office:value-type="string" calcext:value-type="string">
            <text:p>ACCES COMMUNICATIONS</text:p>
          </table:table-cell>
          <table:table-cell table:style-name="ce11"/>
          <table:table-cell table:style-name="ce14" office:value-type="float" office:value="722.31" calcext:value-type="float">
            <text:p>722,31</text:p>
          </table:table-cell>
          <table:table-cell table:style-name="ce3" office:value-type="string" calcext:value-type="string">
            <text:p>Location - 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179" calcext:value-type="float">
            <text:p>1295179</text:p>
          </table:table-cell>
          <table:table-cell table:style-name="ce9" office:value-type="date" office:date-value="2018-09-05" calcext:value-type="date">
            <text:p>09-05-18</text:p>
          </table:table-cell>
          <table:table-cell table:style-name="ce3" office:value-type="string" calcext:value-type="string">
            <text:p>AQUEST DESIGN</text:p>
          </table:table-cell>
          <table:table-cell table:style-name="ce11"/>
          <table:table-cell table:style-name="ce14" office:value-type="float" office:value="1137.64" calcext:value-type="float">
            <text:p>1137,64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6034" calcext:value-type="float">
            <text:p>1296034</text:p>
          </table:table-cell>
          <table:table-cell table:style-name="ce9" office:value-type="date" office:date-value="2018-09-10" calcext:value-type="date">
            <text:p>09-10-18</text:p>
          </table:table-cell>
          <table:table-cell table:style-name="ce3" office:value-type="string" calcext:value-type="string">
            <text:p>AUVITEC LTEE</text:p>
          </table:table-cell>
          <table:table-cell table:style-name="ce11"/>
          <table:table-cell table:style-name="ce14" office:value-type="float" office:value="89.2" calcext:value-type="float">
            <text:p>89,20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6291" calcext:value-type="float">
            <text:p>1296291</text:p>
          </table:table-cell>
          <table:table-cell table:style-name="ce9" office:value-type="date" office:date-value="2018-09-11" calcext:value-type="date">
            <text:p>09-11-18</text:p>
          </table:table-cell>
          <table:table-cell table:style-name="ce3" office:value-type="string" calcext:value-type="string">
            <text:p>COPIBEC</text:p>
          </table:table-cell>
          <table:table-cell table:style-name="ce11"/>
          <table:table-cell table:style-name="ce14" office:value-type="float" office:value="992.13" calcext:value-type="float">
            <text:p>992,13</text:p>
          </table:table-cell>
          <table:table-cell table:style-name="ce3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413" calcext:value-type="float">
            <text:p>1297413</text:p>
          </table:table-cell>
          <table:table-cell table:style-name="ce9" office:value-type="date" office:date-value="2018-09-17" calcext:value-type="date">
            <text:p>09-17-18</text:p>
          </table:table-cell>
          <table:table-cell table:style-name="ce3" office:value-type="string" calcext:value-type="string">
            <text:p>CUISINE COLLECTIVE HOCHELAGA-MAISONNEUVE</text:p>
          </table:table-cell>
          <table:table-cell/>
          <table:table-cell table:style-name="ce14" office:value-type="float" office:value="1660.9" calcext:value-type="float">
            <text:p>1660,90</text:p>
          </table:table-cell>
          <table:table-cell table:style-name="ce3" office:value-type="string" calcext:value-type="string">
            <text:p>Breuvage et nourritu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3870" calcext:value-type="float">
            <text:p>1293870</text:p>
          </table:table-cell>
          <table:table-cell table:style-name="ce9" office:value-type="date" office:date-value="2018-09-26" calcext:value-type="date">
            <text:p>09-26-18</text:p>
          </table:table-cell>
          <table:table-cell table:style-name="ce3" office:value-type="string" calcext:value-type="string">
            <text:p>G &amp; L THIVIERGE INC</text:p>
          </table:table-cell>
          <table:table-cell/>
          <table:table-cell table:style-name="ce14" office:value-type="float" office:value="1731.14" calcext:value-type="float">
            <text:p>1731,14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6111" calcext:value-type="float">
            <text:p>1296111</text:p>
          </table:table-cell>
          <table:table-cell table:style-name="ce9" office:value-type="date" office:date-value="2018-09-10" calcext:value-type="date">
            <text:p>09-10-18</text:p>
          </table:table-cell>
          <table:table-cell table:style-name="ce3" office:value-type="string" calcext:value-type="string">
            <text:p>LES PAYSAGISTES DAMY &amp; PAT INC.</text:p>
          </table:table-cell>
          <table:table-cell/>
          <table:table-cell table:style-name="ce14" office:value-type="float" office:value="5669.32" calcext:value-type="float">
            <text:p>5669,32</text:p>
          </table:table-cell>
          <table:table-cell table:style-name="ce3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89558" calcext:value-type="float">
            <text:p>1289558</text:p>
          </table:table-cell>
          <table:table-cell table:style-name="ce9" office:value-type="date" office:date-value="2018-09-27" calcext:value-type="date">
            <text:p>09-27-18</text:p>
          </table:table-cell>
          <table:table-cell table:style-name="ce3" office:value-type="string" calcext:value-type="string">
            <text:p>LOCATION BATTLEFIELD QM</text:p>
          </table:table-cell>
          <table:table-cell/>
          <table:table-cell table:style-name="ce14" office:value-type="float" office:value="48.19" calcext:value-type="float">
            <text:p>48,1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6" office:value-type="float" office:value="1250735" calcext:value-type="float">
            <text:p>1250735</text:p>
          </table:table-cell>
          <table:table-cell table:style-name="ce9" office:value-type="date" office:date-value="2018-09-25" calcext:value-type="date">
            <text:p>09-25-18</text:p>
          </table:table-cell>
          <table:table-cell table:style-name="ce3" office:value-type="string" calcext:value-type="string">
            <text:p>MP REPRODUCTIONS INC.</text:p>
          </table:table-cell>
          <table:table-cell/>
          <table:table-cell table:style-name="ce14" office:value-type="float" office:value="1049.87" calcext:value-type="float">
            <text:p>1049,87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181" calcext:value-type="float">
            <text:p>1295181</text:p>
          </table:table-cell>
          <table:table-cell table:style-name="ce9" office:value-type="date" office:date-value="2018-09-05" calcext:value-type="date">
            <text:p>09-05-18</text:p>
          </table:table-cell>
          <table:table-cell table:style-name="ce3" office:value-type="string" calcext:value-type="string">
            <text:p>R.M. LEDUC &amp; CIE INC.</text:p>
          </table:table-cell>
          <table:table-cell/>
          <table:table-cell table:style-name="ce14" office:value-type="float" office:value="536.84" calcext:value-type="float">
            <text:p>536,84</text:p>
          </table:table-cell>
          <table:table-cell table:style-name="ce3" office:value-type="string" calcext:value-type="string">
            <text:p>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412" calcext:value-type="float">
            <text:p>1297412</text:p>
          </table:table-cell>
          <table:table-cell table:style-name="ce9" office:value-type="date" office:date-value="2018-09-17" calcext:value-type="date">
            <text:p>09-17-18</text:p>
          </table:table-cell>
          <table:table-cell table:style-name="ce3" office:value-type="string" calcext:value-type="string">
            <text:p>ORSINI ENTREPRISE</text:p>
          </table:table-cell>
          <table:table-cell/>
          <table:table-cell table:style-name="ce14" office:value-type="float" office:value="2813.66" calcext:value-type="float">
            <text:p>2813,66</text:p>
          </table:table-cell>
          <table:table-cell table:style-name="ce3" office:value-type="string" calcext:value-type="string">
            <text:p>Service - Déneigement d'accès, stationnement et toitu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185" calcext:value-type="float">
            <text:p>1295185</text:p>
          </table:table-cell>
          <table:table-cell table:style-name="ce9" office:value-type="date" office:date-value="2018-09-05" calcext:value-type="date">
            <text:p>09-05-18</text:p>
          </table:table-cell>
          <table:table-cell table:style-name="ce3" office:value-type="string" calcext:value-type="string">
            <text:p>ROULEAUX DE PAPIER &amp; RUBANS J.L. INC.</text:p>
          </table:table-cell>
          <table:table-cell table:style-name="ce11"/>
          <table:table-cell table:style-name="ce14" office:value-type="float" office:value="705.52" calcext:value-type="float">
            <text:p>705,52</text:p>
          </table:table-cell>
          <table:table-cell table:style-name="ce3" office:value-type="string" calcext:value-type="string">
            <text:p>Articles de papeteri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581" calcext:value-type="float">
            <text:p>1295581</text:p>
          </table:table-cell>
          <table:table-cell table:style-name="ce9" office:value-type="date" office:date-value="2018-09-06" calcext:value-type="date">
            <text:p>09-06-18</text:p>
          </table:table-cell>
          <table:table-cell table:style-name="ce3" office:value-type="string" calcext:value-type="string">
            <text:p>SANIVAC</text:p>
          </table:table-cell>
          <table:table-cell/>
          <table:table-cell table:style-name="ce14" office:value-type="float" office:value="1049.87" calcext:value-type="float">
            <text:p>1049,87</text:p>
          </table:table-cell>
          <table:table-cell table:style-name="ce3" office:value-type="string" calcext:value-type="string">
            <text:p>Toilette chimiqu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182" calcext:value-type="float">
            <text:p>1295182</text:p>
          </table:table-cell>
          <table:table-cell table:style-name="ce9" office:value-type="date" office:date-value="2018-09-05" calcext:value-type="date">
            <text:p>09-05-18</text:p>
          </table:table-cell>
          <table:table-cell table:style-name="ce3" office:value-type="string" calcext:value-type="string">
            <text:p>TEKNION ROY ET BRETON INC.</text:p>
          </table:table-cell>
          <table:table-cell table:style-name="ce6" office:value-type="float" office:value="854079" calcext:value-type="float">
            <text:p>854079</text:p>
          </table:table-cell>
          <table:table-cell table:style-name="ce14" office:value-type="float" office:value="2919.19" calcext:value-type="float">
            <text:p>2919,19</text:p>
          </table:table-cell>
          <table:table-cell table:style-name="ce3" office:value-type="string" calcext:value-type="string">
            <text:p>Bureau (Mobilier système)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74302" calcext:value-type="float">
            <text:p>1274302</text:p>
          </table:table-cell>
          <table:table-cell table:style-name="ce9" office:value-type="date" office:date-value="2018-09-05" calcext:value-type="date">
            <text:p>09-05-18</text:p>
          </table:table-cell>
          <table:table-cell table:style-name="ce3" office:value-type="string" calcext:value-type="string">
            <text:p>TRANSPORT &amp; ACCORD</text:p>
          </table:table-cell>
          <table:table-cell table:style-name="ce11"/>
          <table:table-cell table:style-name="ce14" office:value-type="float" office:value="1574.81" calcext:value-type="float">
            <text:p>1574,81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372" calcext:value-type="float">
            <text:p>1297372</text:p>
          </table:table-cell>
          <table:table-cell table:style-name="ce9" office:value-type="date" office:date-value="2018-09-17" calcext:value-type="date">
            <text:p>09-17-18</text:p>
          </table:table-cell>
          <table:table-cell table:style-name="ce3" office:value-type="string" calcext:value-type="string">
            <text:p>TURCOTTE DESIGN INC.</text:p>
          </table:table-cell>
          <table:table-cell table:style-name="ce11"/>
          <table:table-cell table:style-name="ce14" office:value-type="float" office:value="866.14" calcext:value-type="float">
            <text:p>866,14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6" office:value-type="float" office:value="1295041" calcext:value-type="float">
            <text:p>1295041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ACKLANDS - GRAINGER INC.</text:p>
          </table:table-cell>
          <table:table-cell/>
          <table:table-cell table:style-name="ce14" office:value-type="float" office:value="1043.58" calcext:value-type="float">
            <text:p>1043,58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300017" calcext:value-type="float">
            <text:p>1300017</text:p>
          </table:table-cell>
          <table:table-cell table:style-name="ce9" office:value-type="date" office:date-value="2018-09-28" calcext:value-type="date">
            <text:p>09-28-18</text:p>
          </table:table-cell>
          <table:table-cell table:style-name="ce3" office:value-type="string" calcext:value-type="string">
            <text:p>ARBO-DESIGN INC.</text:p>
          </table:table-cell>
          <table:table-cell table:style-name="ce11"/>
          <table:table-cell table:style-name="ce14" office:value-type="float" office:value="8189.02" calcext:value-type="float">
            <text:p>8189,02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8419" calcext:value-type="float">
            <text:p>1298419</text:p>
          </table:table-cell>
          <table:table-cell table:style-name="ce9" office:value-type="date" office:date-value="2018-09-20" calcext:value-type="date">
            <text:p>09-20-18</text:p>
          </table:table-cell>
          <table:table-cell table:style-name="ce3" office:value-type="string" calcext:value-type="string">
            <text:p>BOUTY INC</text:p>
          </table:table-cell>
          <table:table-cell/>
          <table:table-cell table:style-name="ce14" office:value-type="float" office:value="2150.87" calcext:value-type="float">
            <text:p>2150,87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575" calcext:value-type="float">
            <text:p>1295575</text:p>
          </table:table-cell>
          <table:table-cell table:style-name="ce9" office:value-type="date" office:date-value="2018-09-06" calcext:value-type="date">
            <text:p>09-06-18</text:p>
          </table:table-cell>
          <table:table-cell table:style-name="ce3" office:value-type="string" calcext:value-type="string">
            <text:p>BUREAU EN GROS</text:p>
          </table:table-cell>
          <table:table-cell table:style-name="ce11"/>
          <table:table-cell table:style-name="ce14" office:value-type="float" office:value="444.1" calcext:value-type="float">
            <text:p>444,10</text:p>
          </table:table-cell>
          <table:table-cell table:style-name="ce3" office:value-type="string" calcext:value-type="string">
            <text:p>Accessoires et pièces de remplacement pour équipement technique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09-06" calcext:value-type="date">
            <text:p>09-06-18</text:p>
          </table:table-cell>
          <table:table-cell table:style-name="ce3"/>
          <table:table-cell/>
          <table:table-cell table:style-name="ce14" office:value-type="float" office:value="2774.32" calcext:value-type="float">
            <text:p>2774,32</text:p>
          </table:table-cell>
          <table:table-cell table:style-name="ce3" office:value-type="string" calcext:value-type="string">
            <text:p>Équipement de détection, inspec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599" calcext:value-type="float">
            <text:p>1297599</text:p>
          </table:table-cell>
          <table:table-cell table:style-name="ce9" office:value-type="date" office:date-value="2018-09-17" calcext:value-type="date">
            <text:p>09-17-18</text:p>
          </table:table-cell>
          <table:table-cell table:style-name="ce3" office:value-type="string" calcext:value-type="string">
            <text:p>EMONDAGE ST-GERMAIN &amp; FRERES LTEE</text:p>
          </table:table-cell>
          <table:table-cell/>
          <table:table-cell table:style-name="ce14" office:value-type="float" office:value="3779.55" calcext:value-type="float">
            <text:p>3779,55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54697" calcext:value-type="float">
            <text:p>1254697</text:p>
          </table:table-cell>
          <table:table-cell table:style-name="ce9" office:value-type="date" office:date-value="2018-09-06" calcext:value-type="date">
            <text:p>09-06-18</text:p>
          </table:table-cell>
          <table:table-cell table:style-name="ce3" office:value-type="string" calcext:value-type="string">
            <text:p>ENVELOPPE LAURENTIDE INC</text:p>
          </table:table-cell>
          <table:table-cell table:style-name="ce11"/>
          <table:table-cell table:style-name="ce14" office:value-type="float" office:value="419.95" calcext:value-type="float">
            <text:p>419,95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52440" calcext:value-type="float">
            <text:p>1252440</text:p>
          </table:table-cell>
          <table:table-cell table:style-name="ce9" office:value-type="date" office:date-value="2018-09-10" calcext:value-type="date">
            <text:p>09-10-18</text:p>
          </table:table-cell>
          <table:table-cell table:style-name="ce3" office:value-type="string" calcext:value-type="string">
            <text:p>L'EMPREINTE IMPRIMERIE INC.</text:p>
          </table:table-cell>
          <table:table-cell/>
          <table:table-cell table:style-name="ce14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046" calcext:value-type="float">
            <text:p>1295046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PARIS, LADOUCEUR &amp; ASSOCIES INC.</text:p>
          </table:table-cell>
          <table:table-cell table:style-name="ce6" office:value-type="float" office:value="1278192" calcext:value-type="float">
            <text:p>1278192</text:p>
          </table:table-cell>
          <table:table-cell table:style-name="ce14" office:value-type="float" office:value="1207.36" calcext:value-type="float">
            <text:p>1207,36</text:p>
          </table:table-cell>
          <table:table-cell table:style-name="ce3" office:value-type="string" calcext:value-type="string">
            <text:p>Évaluateur agréé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719" calcext:value-type="float">
            <text:p>1299719</text:p>
          </table:table-cell>
          <table:table-cell table:style-name="ce9" office:value-type="date" office:date-value="2018-09-27" calcext:value-type="date">
            <text:p>09-27-18</text:p>
          </table:table-cell>
          <table:table-cell table:style-name="ce3" office:value-type="string" calcext:value-type="string">
            <text:p>SUZANNE LECOMTE</text:p>
          </table:table-cell>
          <table:table-cell table:style-name="ce11"/>
          <table:table-cell table:style-name="ce14" office:value-type="float" office:value="2624.69" calcext:value-type="float">
            <text:p>2624,69</text:p>
          </table:table-cell>
          <table:table-cell table:style-name="ce3" office:value-type="string" calcext:value-type="string">
            <text:p>Vétérinai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52795" calcext:value-type="float">
            <text:p>1252795</text:p>
          </table:table-cell>
          <table:table-cell table:style-name="ce9" office:value-type="date" office:date-value="2018-09-12" calcext:value-type="date">
            <text:p>09-12-18</text:p>
          </table:table-cell>
          <table:table-cell table:style-name="ce3" office:value-type="string" calcext:value-type="string">
            <text:p>VINACOUSTIK INC.</text:p>
          </table:table-cell>
          <table:table-cell table:style-name="ce11"/>
          <table:table-cell table:style-name="ce14" office:value-type="float" office:value="1102.37" calcext:value-type="float">
            <text:p>1102,37</text:p>
          </table:table-cell>
          <table:table-cell table:style-name="ce3" office:value-type="string" calcext:value-type="string">
            <text:p>Conseiller - Protection et contrôle de la qualité de l'ai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GUYLAINE</text:p>
          </table:table-cell>
          <table:table-cell table:style-name="ce6" office:value-type="float" office:value="1295083" calcext:value-type="float">
            <text:p>1295083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ABC RECREATION QUEBEC INC.</text:p>
          </table:table-cell>
          <table:table-cell table:style-name="ce11"/>
          <table:table-cell table:style-name="ce14" office:value-type="float" office:value="3126.53" calcext:value-type="float">
            <text:p>3126,53</text:p>
          </table:table-cell>
          <table:table-cell table:style-name="ce3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080" calcext:value-type="float">
            <text:p>1295080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LES CONSTRUCTIONS ARGOZY INC.</text:p>
          </table:table-cell>
          <table:table-cell/>
          <table:table-cell table:style-name="ce14" office:value-type="float" office:value="1259.85" calcext:value-type="float">
            <text:p>1259,85</text:p>
          </table:table-cell>
          <table:table-cell table:style-name="ce3" office:value-type="string" calcext:value-type="string">
            <text:p>Service - Entretien paysage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8312" calcext:value-type="float">
            <text:p>1298312</text:p>
          </table:table-cell>
          <table:table-cell table:style-name="ce9" office:value-type="date" office:date-value="2018-09-20" calcext:value-type="date">
            <text:p>09-20-18</text:p>
          </table:table-cell>
          <table:table-cell table:style-name="ce3"/>
          <table:table-cell table:style-name="ce11"/>
          <table:table-cell table:style-name="ce14" office:value-type="float" office:value="15135" calcext:value-type="float">
            <text:p>15135,00</text:p>
          </table:table-cell>
          <table:table-cell table:style-name="ce3" office:value-type="string" calcext:value-type="string">
            <text:p>Entrepreneur en télécommunication, transport, transformation et distribution d'énergie électr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6" office:value-type="float" office:value="1296560" calcext:value-type="float">
            <text:p>1296560</text:p>
          </table:table-cell>
          <table:table-cell table:style-name="ce9" office:value-type="date" office:date-value="2018-09-12" calcext:value-type="date">
            <text:p>09-12-18</text:p>
          </table:table-cell>
          <table:table-cell table:style-name="ce3" office:value-type="string" calcext:value-type="string">
            <text:p>C.P.U. DESIGN INC.</text:p>
          </table:table-cell>
          <table:table-cell table:style-name="ce11"/>
          <table:table-cell table:style-name="ce14" office:value-type="float" office:value="1078.12" calcext:value-type="float">
            <text:p>1078,12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415" calcext:value-type="float">
            <text:p>1297415</text:p>
          </table:table-cell>
          <table:table-cell table:style-name="ce9" office:value-type="date" office:date-value="2018-09-17" calcext:value-type="date">
            <text:p>09-17-18</text:p>
          </table:table-cell>
          <table:table-cell table:style-name="ce3" office:value-type="string" calcext:value-type="string">
            <text:p>ECOLE NATIONALE D'ADMINISTRATION PUBLIQUE</text:p>
          </table:table-cell>
          <table:table-cell/>
          <table:table-cell table:style-name="ce14" office:value-type="float" office:value="1128.62" calcext:value-type="float">
            <text:p>1128,62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67684" calcext:value-type="float">
            <text:p>1267684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UBA INC.</text:p>
          </table:table-cell>
          <table:table-cell table:style-name="ce6" office:value-type="float" office:value="1177548" calcext:value-type="float">
            <text:p>1177548</text:p>
          </table:table-cell>
          <table:table-cell table:style-name="ce14" office:value-type="float" office:value="5100.29" calcext:value-type="float">
            <text:p>5100,29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THIER, STEPHANE</text:p>
          </table:table-cell>
          <table:table-cell table:style-name="ce6" office:value-type="float" office:value="1295186" calcext:value-type="float">
            <text:p>1295186</text:p>
          </table:table-cell>
          <table:table-cell table:style-name="ce9" office:value-type="date" office:date-value="2018-09-05" calcext:value-type="date">
            <text:p>09-05-18</text:p>
          </table:table-cell>
          <table:table-cell table:style-name="ce3" office:value-type="string" calcext:value-type="string">
            <text:p>BIBLIO RPL LTEE</text:p>
          </table:table-cell>
          <table:table-cell table:style-name="ce11"/>
          <table:table-cell table:style-name="ce14" office:value-type="float" office:value="470.13" calcext:value-type="float">
            <text:p>470,13</text:p>
          </table:table-cell>
          <table:table-cell table:style-name="ce3" office:value-type="string" calcext:value-type="string">
            <text:p>Fourniture d'expédition et étiquett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169" calcext:value-type="float">
            <text:p>1295169</text:p>
          </table:table-cell>
          <table:table-cell table:style-name="ce9" office:value-type="date" office:date-value="2018-09-05" calcext:value-type="date">
            <text:p>09-05-18</text:p>
          </table:table-cell>
          <table:table-cell table:style-name="ce3" office:value-type="string" calcext:value-type="string">
            <text:p>R.M. LEDUC &amp; CIE INC.</text:p>
          </table:table-cell>
          <table:table-cell table:style-name="ce11"/>
          <table:table-cell table:style-name="ce14" office:value-type="float" office:value="423.79" calcext:value-type="float">
            <text:p>423,79</text:p>
          </table:table-cell>
          <table:table-cell table:style-name="ce3" office:value-type="string" calcext:value-type="string">
            <text:p>Fourniture d'expédition et étiquet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6" office:value-type="float" office:value="1299791" calcext:value-type="float">
            <text:p>1299791</text:p>
          </table:table-cell>
          <table:table-cell table:style-name="ce9" office:value-type="date" office:date-value="2018-09-28" calcext:value-type="date">
            <text:p>09-28-18</text:p>
          </table:table-cell>
          <table:table-cell table:style-name="ce3" office:value-type="string" calcext:value-type="string">
            <text:p>APSAM ASSOCIATION PARITAIRE SANTE &amp; SECURITE AFFAIRES MUNICIPALES</text:p>
          </table:table-cell>
          <table:table-cell table:style-name="ce11"/>
          <table:table-cell table:style-name="ce14" office:value-type="float" office:value="250" calcext:value-type="float">
            <text:p>250,00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50247" calcext:value-type="float">
            <text:p>1250247</text:p>
          </table:table-cell>
          <table:table-cell table:style-name="ce9" office:value-type="date" office:date-value="2018-09-27" calcext:value-type="date">
            <text:p>09-27-18</text:p>
          </table:table-cell>
          <table:table-cell table:style-name="ce3" office:value-type="string" calcext:value-type="string">
            <text:p>ARBO-DESIGN INC.</text:p>
          </table:table-cell>
          <table:table-cell/>
          <table:table-cell table:style-name="ce14" office:value-type="float" office:value="776.91" calcext:value-type="float">
            <text:p>776,91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719" calcext:value-type="float">
            <text:p>1295719</text:p>
          </table:table-cell>
          <table:table-cell table:style-name="ce9" office:value-type="date" office:date-value="2018-09-07" calcext:value-type="date">
            <text:p>09-07-18</text:p>
          </table:table-cell>
          <table:table-cell table:style-name="ce3" office:value-type="string" calcext:value-type="string">
            <text:p>ATMOSPHARE INC.</text:p>
          </table:table-cell>
          <table:table-cell/>
          <table:table-cell table:style-name="ce14" office:value-type="float" office:value="461.95" calcext:value-type="float">
            <text:p>461,95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672" calcext:value-type="float">
            <text:p>1297672</text:p>
          </table:table-cell>
          <table:table-cell table:style-name="ce9" office:value-type="date" office:date-value="2018-09-18" calcext:value-type="date">
            <text:p>09-18-18</text:p>
          </table:table-cell>
          <table:table-cell table:style-name="ce3" office:value-type="string" calcext:value-type="string">
            <text:p>GESTION NOVAFOR INC.</text:p>
          </table:table-cell>
          <table:table-cell table:style-name="ce11"/>
          <table:table-cell table:style-name="ce14" office:value-type="float" office:value="1194.23" calcext:value-type="float">
            <text:p>1194,23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0811" calcext:value-type="float">
            <text:p>1290811</text:p>
          </table:table-cell>
          <table:table-cell table:style-name="ce9" office:value-type="date" office:date-value="2018-09-06" calcext:value-type="date">
            <text:p>09-06-18</text:p>
          </table:table-cell>
          <table:table-cell table:style-name="ce3" office:value-type="string" calcext:value-type="string">
            <text:p>HERCULES SLR INC.</text:p>
          </table:table-cell>
          <table:table-cell table:style-name="ce11"/>
          <table:table-cell table:style-name="ce14" office:value-type="float" office:value="23.1" calcext:value-type="float">
            <text:p>23,10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343" calcext:value-type="float">
            <text:p>1297343</text:p>
          </table:table-cell>
          <table:table-cell table:style-name="ce9" office:value-type="date" office:date-value="2018-09-17" calcext:value-type="date">
            <text:p>09-17-18</text:p>
          </table:table-cell>
          <table:table-cell table:style-name="ce3" office:value-type="string" calcext:value-type="string">
            <text:p>INOLEC</text:p>
          </table:table-cell>
          <table:table-cell/>
          <table:table-cell table:style-name="ce14" office:value-type="float" office:value="2328.79" calcext:value-type="float">
            <text:p>2328,79</text:p>
          </table:table-cell>
          <table:table-cell table:style-name="ce3" office:value-type="string" calcext:value-type="string">
            <text:p>Réparation de conduit d'aqueduc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590" calcext:value-type="float">
            <text:p>1299590</text:p>
          </table:table-cell>
          <table:table-cell table:style-name="ce9" office:value-type="date" office:date-value="2018-09-27" calcext:value-type="date">
            <text:p>09-27-18</text:p>
          </table:table-cell>
          <table:table-cell table:style-name="ce3"/>
          <table:table-cell/>
          <table:table-cell table:style-name="ce14" office:value-type="float" office:value="439.14" calcext:value-type="float">
            <text:p>439,14</text:p>
          </table:table-cell>
          <table:table-cell table:style-name="ce3" office:value-type="string" calcext:value-type="string">
            <text:p>Réparation/Entretien - Machine et équipement de construc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6603" calcext:value-type="float">
            <text:p>1296603</text:p>
          </table:table-cell>
          <table:table-cell table:style-name="ce9" office:value-type="date" office:date-value="2018-09-12" calcext:value-type="date">
            <text:p>09-12-18</text:p>
          </table:table-cell>
          <table:table-cell table:style-name="ce3" office:value-type="string" calcext:value-type="string">
            <text:p>LOCATION GUAY</text:p>
          </table:table-cell>
          <table:table-cell table:style-name="ce11"/>
          <table:table-cell table:style-name="ce14" office:value-type="float" office:value="977.43" calcext:value-type="float">
            <text:p>977,43</text:p>
          </table:table-cell>
          <table:table-cell table:style-name="ce3" office:value-type="string" calcext:value-type="string">
            <text:p>Équipement - Véhicule et apparei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779" calcext:value-type="float">
            <text:p>1299779</text:p>
          </table:table-cell>
          <table:table-cell table:style-name="ce9" office:value-type="date" office:date-value="2018-09-28" calcext:value-type="date">
            <text:p>09-28-18</text:p>
          </table:table-cell>
          <table:table-cell table:style-name="ce3" office:value-type="string" calcext:value-type="string">
            <text:p>MULTI-PRESSIONS L.C. INC.</text:p>
          </table:table-cell>
          <table:table-cell table:style-name="ce11"/>
          <table:table-cell table:style-name="ce14" office:value-type="float" office:value="230.98" calcext:value-type="float">
            <text:p>230,98</text:p>
          </table:table-cell>
          <table:table-cell table:style-name="ce3" office:value-type="string" calcext:value-type="string">
            <text:p>Réparation/Entretien - Machine et équipement de construc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904" calcext:value-type="float">
            <text:p>1297904</text:p>
          </table:table-cell>
          <table:table-cell table:style-name="ce9" office:value-type="date" office:date-value="2018-09-18" calcext:value-type="date">
            <text:p>09-18-18</text:p>
          </table:table-cell>
          <table:table-cell table:style-name="ce3" office:value-type="string" calcext:value-type="string">
            <text:p>PRODUITS SANY</text:p>
          </table:table-cell>
          <table:table-cell table:style-name="ce6" office:value-type="float" office:value="1048199" calcext:value-type="float">
            <text:p>1048199</text:p>
          </table:table-cell>
          <table:table-cell table:style-name="ce14" office:value-type="float" office:value="681.37" calcext:value-type="float">
            <text:p>681,37</text:p>
          </table:table-cell>
          <table:table-cell table:style-name="ce3" office:value-type="string" calcext:value-type="string">
            <text:p>Produit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976" calcext:value-type="float">
            <text:p>1299976</text:p>
          </table:table-cell>
          <table:table-cell table:style-name="ce9" office:value-type="date" office:date-value="2018-09-28" calcext:value-type="date">
            <text:p>09-28-18</text:p>
          </table:table-cell>
          <table:table-cell table:style-name="ce3" office:value-type="string" calcext:value-type="string">
            <text:p>ST-GERMAIN EGOUTS ET AQUEDUCS INC.</text:p>
          </table:table-cell>
          <table:table-cell table:style-name="ce11"/>
          <table:table-cell table:style-name="ce14" office:value-type="float" office:value="68.24" calcext:value-type="float">
            <text:p>68,24</text:p>
          </table:table-cell>
          <table:table-cell table:style-name="ce3" office:value-type="string" calcext:value-type="string">
            <text:p>Palette, caisson, bobine pour manutention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style-name="ce9" office:value-type="date" office:date-value="2018-09-28" calcext:value-type="date">
            <text:p>09-28-18</text:p>
          </table:table-cell>
          <table:table-cell table:style-name="ce3"/>
          <table:table-cell table:style-name="ce6" office:value-type="float" office:value="1191511" calcext:value-type="float">
            <text:p>1191511</text:p>
          </table:table-cell>
          <table:table-cell table:style-name="ce14" office:value-type="float" office:value="1863.53" calcext:value-type="float">
            <text:p>1863,53</text:p>
          </table:table-cell>
          <table:table-cell table:style-name="ce3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PERIS, APOSTOLOS MARIO</text:p>
          </table:table-cell>
          <table:table-cell table:style-name="ce6" office:value-type="float" office:value="1298481" calcext:value-type="float">
            <text:p>1298481</text:p>
          </table:table-cell>
          <table:table-cell table:style-name="ce9" office:value-type="date" office:date-value="2018-09-21" calcext:value-type="date">
            <text:p>09-21-18</text:p>
          </table:table-cell>
          <table:table-cell table:style-name="ce3" office:value-type="string" calcext:value-type="string">
            <text:p>GLOBAL INDUSTRIAL CANADA INC</text:p>
          </table:table-cell>
          <table:table-cell table:style-name="ce11"/>
          <table:table-cell table:style-name="ce14" office:value-type="float" office:value="575.33" calcext:value-type="float">
            <text:p>575,33</text:p>
          </table:table-cell>
          <table:table-cell table:style-name="ce3" office:value-type="string" calcext:value-type="string">
            <text:p>Meubl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8470" calcext:value-type="float">
            <text:p>1298470</text:p>
          </table:table-cell>
          <table:table-cell table:style-name="ce9" office:value-type="date" office:date-value="2018-09-21" calcext:value-type="date">
            <text:p>09-21-18</text:p>
          </table:table-cell>
          <table:table-cell table:style-name="ce3" office:value-type="string" calcext:value-type="string">
            <text:p>GROUPE LALIBERTE SPORTS INC - SPORTS EXPERTS</text:p>
          </table:table-cell>
          <table:table-cell table:style-name="ce11"/>
          <table:table-cell table:style-name="ce14" office:value-type="float" office:value="897.36" calcext:value-type="float">
            <text:p>897,36</text:p>
          </table:table-cell>
          <table:table-cell table:style-name="ce3" office:value-type="string" calcext:value-type="string">
            <text:p>Équipement de spor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73281" calcext:value-type="float">
            <text:p>1273281</text:p>
          </table:table-cell>
          <table:table-cell table:style-name="ce9" office:value-type="date" office:date-value="2018-09-20" calcext:value-type="date">
            <text:p>09-20-18</text:p>
          </table:table-cell>
          <table:table-cell table:style-name="ce3" office:value-type="string" calcext:value-type="string">
            <text:p>LES GESTIONS MIRKO LANGLOIS INC.- CANADIAN TIRE</text:p>
          </table:table-cell>
          <table:table-cell table:style-name="ce11"/>
          <table:table-cell table:style-name="ce14" office:value-type="float" office:value="524.94" calcext:value-type="float">
            <text:p>524,94</text:p>
          </table:table-cell>
          <table:table-cell table:style-name="ce3" office:value-type="string" calcext:value-type="string">
            <text:p>Accessoires de spor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100" calcext:value-type="float">
            <text:p>1295100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PRODUITS SANY</text:p>
          </table:table-cell>
          <table:table-cell table:style-name="ce6" office:value-type="float" office:value="1048199" calcext:value-type="float">
            <text:p>1048199</text:p>
          </table:table-cell>
          <table:table-cell table:style-name="ce14" office:value-type="float" office:value="191.24" calcext:value-type="float">
            <text:p>191,24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201" calcext:value-type="float">
            <text:p>1295201</text:p>
          </table:table-cell>
          <table:table-cell table:style-name="ce9" office:value-type="date" office:date-value="2018-09-05" calcext:value-type="date">
            <text:p>09-05-18</text:p>
          </table:table-cell>
          <table:table-cell table:style-name="ce3"/>
          <table:table-cell table:style-name="ce6" office:value-type="float" office:value="1048199" calcext:value-type="float">
            <text:p>1048199</text:p>
          </table:table-cell>
          <table:table-cell table:style-name="ce14" office:value-type="float" office:value="403.38" calcext:value-type="float">
            <text:p>403,38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707" calcext:value-type="float">
            <text:p>1295707</text:p>
          </table:table-cell>
          <table:table-cell table:style-name="ce9" office:value-type="date" office:date-value="2018-09-12" calcext:value-type="date">
            <text:p>09-12-18</text:p>
          </table:table-cell>
          <table:table-cell table:style-name="ce3"/>
          <table:table-cell table:style-name="ce6" office:value-type="float" office:value="1048199" calcext:value-type="float">
            <text:p>1048199</text:p>
          </table:table-cell>
          <table:table-cell table:style-name="ce14" office:value-type="float" office:value="2503.31" calcext:value-type="float">
            <text:p>2503,31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716" calcext:value-type="float">
            <text:p>1295716</text:p>
          </table:table-cell>
          <table:table-cell table:style-name="ce9" office:value-type="date" office:date-value="2018-09-07" calcext:value-type="date">
            <text:p>09-07-18</text:p>
          </table:table-cell>
          <table:table-cell table:style-name="ce3"/>
          <table:table-cell/>
          <table:table-cell table:style-name="ce14" office:value-type="float" office:value="1782.69" calcext:value-type="float">
            <text:p>1782,69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6771" calcext:value-type="float">
            <text:p>1296771</text:p>
          </table:table-cell>
          <table:table-cell table:style-name="ce9" office:value-type="date" office:date-value="2018-09-12" calcext:value-type="date">
            <text:p>09-12-18</text:p>
          </table:table-cell>
          <table:table-cell table:style-name="ce3"/>
          <table:table-cell table:style-name="ce6" office:value-type="float" office:value="1048199" calcext:value-type="float">
            <text:p>1048199</text:p>
          </table:table-cell>
          <table:table-cell table:style-name="ce14" office:value-type="float" office:value="436.43" calcext:value-type="float">
            <text:p>436,43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6772" calcext:value-type="float">
            <text:p>1296772</text:p>
          </table:table-cell>
          <table:table-cell table:style-name="ce9" office:value-type="date" office:date-value="2018-09-12" calcext:value-type="date">
            <text:p>09-12-18</text:p>
          </table:table-cell>
          <table:table-cell table:style-name="ce3"/>
          <table:table-cell table:style-name="ce6" office:value-type="float" office:value="1048199" calcext:value-type="float">
            <text:p>1048199</text:p>
          </table:table-cell>
          <table:table-cell table:style-name="ce14" office:value-type="float" office:value="725.25" calcext:value-type="float">
            <text:p>725,25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8503" calcext:value-type="float">
            <text:p>1298503</text:p>
          </table:table-cell>
          <table:table-cell table:style-name="ce9" office:value-type="date" office:date-value="2018-09-21" calcext:value-type="date">
            <text:p>09-21-18</text:p>
          </table:table-cell>
          <table:table-cell table:style-name="ce3" office:value-type="string" calcext:value-type="string">
            <text:p>TENAQUIP LIMITED</text:p>
          </table:table-cell>
          <table:table-cell/>
          <table:table-cell table:style-name="ce14" office:value-type="float" office:value="881.89" calcext:value-type="float">
            <text:p>881,89</text:p>
          </table:table-cell>
          <table:table-cell table:style-name="ce3" office:value-type="string" calcext:value-type="string">
            <text:p>Meu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UELLET, MARIE-CLAUDE</text:p>
          </table:table-cell>
          <table:table-cell table:style-name="ce6" office:value-type="float" office:value="1298761" calcext:value-type="float">
            <text:p>1298761</text:p>
          </table:table-cell>
          <table:table-cell table:style-name="ce9" office:value-type="date" office:date-value="2018-09-24" calcext:value-type="date">
            <text:p>09-24-18</text:p>
          </table:table-cell>
          <table:table-cell table:style-name="ce3" office:value-type="string" calcext:value-type="string">
            <text:p>ASSOCIATION SAINT-RAYMOND NDG</text:p>
          </table:table-cell>
          <table:table-cell/>
          <table:table-cell table:style-name="ce14" office:value-type="float" office:value="1989.39" calcext:value-type="float">
            <text:p>1989,39</text:p>
          </table:table-cell>
          <table:table-cell table:style-name="ce3" office:value-type="string" calcext:value-type="string">
            <text:p>Service - Animation, entraîneme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303" calcext:value-type="float">
            <text:p>1297303</text:p>
          </table:table-cell>
          <table:table-cell table:style-name="ce9" office:value-type="date" office:date-value="2018-09-17" calcext:value-type="date">
            <text:p>09-17-18</text:p>
          </table:table-cell>
          <table:table-cell table:style-name="ce3" office:value-type="string" calcext:value-type="string">
            <text:p>BOURASSA SPORT TECHNOLOGIE INC.</text:p>
          </table:table-cell>
          <table:table-cell/>
          <table:table-cell table:style-name="ce14" office:value-type="float" office:value="8750.71" calcext:value-type="float">
            <text:p>8750,71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988" calcext:value-type="float">
            <text:p>1295988</text:p>
          </table:table-cell>
          <table:table-cell table:style-name="ce9" office:value-type="date" office:date-value="2018-09-10" calcext:value-type="date">
            <text:p>09-10-18</text:p>
          </table:table-cell>
          <table:table-cell table:style-name="ce3" office:value-type="string" calcext:value-type="string">
            <text:p>COMPUGEN INC.</text:p>
          </table:table-cell>
          <table:table-cell table:style-name="ce6" office:value-type="float" office:value="1163303" calcext:value-type="float">
            <text:p>1163303</text:p>
          </table:table-cell>
          <table:table-cell table:style-name="ce14" office:value-type="float" office:value="734.08" calcext:value-type="float">
            <text:p>734,08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8753" calcext:value-type="float">
            <text:p>1298753</text:p>
          </table:table-cell>
          <table:table-cell table:style-name="ce9" office:value-type="date" office:date-value="2018-09-24" calcext:value-type="date">
            <text:p>09-24-18</text:p>
          </table:table-cell>
          <table:table-cell table:style-name="ce3" office:value-type="string" calcext:value-type="string">
            <text:p>GROUPE TRIUM INC.</text:p>
          </table:table-cell>
          <table:table-cell/>
          <table:table-cell table:style-name="ce14" office:value-type="float" office:value="4803.18" calcext:value-type="float">
            <text:p>4803,18</text:p>
          </table:table-cell>
          <table:table-cell table:style-name="ce3" office:value-type="string" calcext:value-type="string">
            <text:p>Vêtement de travai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720" calcext:value-type="float">
            <text:p>1295720</text:p>
          </table:table-cell>
          <table:table-cell table:style-name="ce9" office:value-type="date" office:date-value="2018-09-07" calcext:value-type="date">
            <text:p>09-07-18</text:p>
          </table:table-cell>
          <table:table-cell table:style-name="ce3" office:value-type="string" calcext:value-type="string">
            <text:p>LES INSTALLATIONS SPORTIVES AGORA INC.</text:p>
          </table:table-cell>
          <table:table-cell/>
          <table:table-cell table:style-name="ce14" office:value-type="float" office:value="4477.72" calcext:value-type="float">
            <text:p>4477,72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80648" calcext:value-type="float">
            <text:p>1280648</text:p>
          </table:table-cell>
          <table:table-cell table:style-name="ce9" office:value-type="date" office:date-value="2018-09-26" calcext:value-type="date">
            <text:p>09-26-18</text:p>
          </table:table-cell>
          <table:table-cell table:style-name="ce3" office:value-type="string" calcext:value-type="string">
            <text:p>LOCATION CELEFETE INC.</text:p>
          </table:table-cell>
          <table:table-cell/>
          <table:table-cell table:style-name="ce14" office:value-type="float" office:value="19.94" calcext:value-type="float">
            <text:p>19,94</text:p>
          </table:table-cell>
          <table:table-cell table:style-name="ce3" office:value-type="string" calcext:value-type="string">
            <text:p>Location - Meubl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89527" calcext:value-type="float">
            <text:p>1289527</text:p>
          </table:table-cell>
          <table:table-cell table:style-name="ce9" office:value-type="date" office:date-value="2018-09-26" calcext:value-type="date">
            <text:p>09-26-18</text:p>
          </table:table-cell>
          <table:table-cell table:style-name="ce3"/>
          <table:table-cell/>
          <table:table-cell table:style-name="ce14" office:value-type="float" office:value="465.47" calcext:value-type="float">
            <text:p>465,47</text:p>
          </table:table-cell>
          <table:table-cell table:style-name="ce3" office:value-type="string" calcext:value-type="string">
            <text:p>Location - Meubl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8760" calcext:value-type="float">
            <text:p>1298760</text:p>
          </table:table-cell>
          <table:table-cell table:style-name="ce9" office:value-type="date" office:date-value="2018-09-24" calcext:value-type="date">
            <text:p>09-24-18</text:p>
          </table:table-cell>
          <table:table-cell table:style-name="ce3" office:value-type="string" calcext:value-type="string">
            <text:p>UNIVERSITE DE MONTREAL</text:p>
          </table:table-cell>
          <table:table-cell/>
          <table:table-cell table:style-name="ce14" office:value-type="float" office:value="2182.99" calcext:value-type="float">
            <text:p>2182,99</text:p>
          </table:table-cell>
          <table:table-cell table:style-name="ce3" office:value-type="string" calcext:value-type="string">
            <text:p>Location - Équipement de s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6" office:value-type="float" office:value="1299726" calcext:value-type="float">
            <text:p>1299726</text:p>
          </table:table-cell>
          <table:table-cell table:style-name="ce9" office:value-type="date" office:date-value="2018-09-27" calcext:value-type="date">
            <text:p>09-27-18</text:p>
          </table:table-cell>
          <table:table-cell table:style-name="ce3" office:value-type="string" calcext:value-type="string">
            <text:p>1-800-GOT-JUNK</text:p>
          </table:table-cell>
          <table:table-cell table:style-name="ce11"/>
          <table:table-cell table:style-name="ce14" office:value-type="float" office:value="680.32" calcext:value-type="float">
            <text:p>680,32</text:p>
          </table:table-cell>
          <table:table-cell table:style-name="ce3" office:value-type="string" calcext:value-type="string">
            <text:p>Service - Nettoyage place publiqu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6755" calcext:value-type="float">
            <text:p>1296755</text:p>
          </table:table-cell>
          <table:table-cell table:style-name="ce9" office:value-type="date" office:date-value="2018-09-12" calcext:value-type="date">
            <text:p>09-12-18</text:p>
          </table:table-cell>
          <table:table-cell table:style-name="ce3" office:value-type="string" calcext:value-type="string">
            <text:p>ABC RECREATION QUEBEC INC.</text:p>
          </table:table-cell>
          <table:table-cell table:style-name="ce11"/>
          <table:table-cell table:style-name="ce14" office:value-type="float" office:value="0" calcext:value-type="float">
            <text:p>0,00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990" calcext:value-type="float">
            <text:p>1299990</text:p>
          </table:table-cell>
          <table:table-cell table:style-name="ce9" office:value-type="date" office:date-value="2018-09-28" calcext:value-type="date">
            <text:p>09-28-18</text:p>
          </table:table-cell>
          <table:table-cell table:style-name="ce3" office:value-type="string" calcext:value-type="string">
            <text:p>BRAC. BUREAU DE RECHERCHE, D'ANIMATION ET DE CONSULTATION</text:p>
          </table:table-cell>
          <table:table-cell table:style-name="ce11"/>
          <table:table-cell table:style-name="ce14" office:value-type="float" office:value="1952.77" calcext:value-type="float">
            <text:p>1952,77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8055" calcext:value-type="float">
            <text:p>1298055</text:p>
          </table:table-cell>
          <table:table-cell table:style-name="ce9" office:value-type="date" office:date-value="2018-09-19" calcext:value-type="date">
            <text:p>09-19-18</text:p>
          </table:table-cell>
          <table:table-cell table:style-name="ce3" office:value-type="string" calcext:value-type="string">
            <text:p>CATALYSE URBAINE INC</text:p>
          </table:table-cell>
          <table:table-cell table:style-name="ce11"/>
          <table:table-cell table:style-name="ce14" office:value-type="float" office:value="20466.47" calcext:value-type="float">
            <text:p>20466,47</text:p>
          </table:table-cell>
          <table:table-cell table:style-name="ce3" office:value-type="string" calcext:value-type="string">
            <text:p>Architectes-paysagist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68261" calcext:value-type="float">
            <text:p>1268261</text:p>
          </table:table-cell>
          <table:table-cell table:style-name="ce9" office:value-type="date" office:date-value="2018-09-10" calcext:value-type="date">
            <text:p>09-10-18</text:p>
          </table:table-cell>
          <table:table-cell table:style-name="ce3" office:value-type="string" calcext:value-type="string">
            <text:p>CONSTRUCTION ENCORE LTEE</text:p>
          </table:table-cell>
          <table:table-cell table:style-name="ce11"/>
          <table:table-cell table:style-name="ce14" office:value-type="float" office:value="23129.39" calcext:value-type="float">
            <text:p>23129,39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55679" calcext:value-type="float">
            <text:p>1255679</text:p>
          </table:table-cell>
          <table:table-cell table:style-name="ce9" office:value-type="date" office:date-value="2018-09-24" calcext:value-type="date">
            <text:p>09-24-18</text:p>
          </table:table-cell>
          <table:table-cell table:style-name="ce3" office:value-type="string" calcext:value-type="string">
            <text:p>CYCLONE SANTE INC.</text:p>
          </table:table-cell>
          <table:table-cell table:style-name="ce11"/>
          <table:table-cell table:style-name="ce14" office:value-type="float" office:value="10498.75" calcext:value-type="float">
            <text:p>10498,75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713" calcext:value-type="float">
            <text:p>1295713</text:p>
          </table:table-cell>
          <table:table-cell table:style-name="ce9" office:value-type="date" office:date-value="2018-09-07" calcext:value-type="date">
            <text:p>09-07-18</text:p>
          </table:table-cell>
          <table:table-cell table:style-name="ce3" office:value-type="string" calcext:value-type="string">
            <text:p>ECHAFAUDS PLUS (LAVAL) INC</text:p>
          </table:table-cell>
          <table:table-cell table:style-name="ce11"/>
          <table:table-cell table:style-name="ce14" office:value-type="float" office:value="3630.47" calcext:value-type="float">
            <text:p>3630,47</text:p>
          </table:table-cell>
          <table:table-cell table:style-name="ce3" office:value-type="string" calcext:value-type="string">
            <text:p>Location - Clôture, barricad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8782" calcext:value-type="float">
            <text:p>1298782</text:p>
          </table:table-cell>
          <table:table-cell table:style-name="ce9" office:value-type="date" office:date-value="2018-09-24" calcext:value-type="date">
            <text:p>09-24-18</text:p>
          </table:table-cell>
          <table:table-cell table:style-name="ce3" office:value-type="string" calcext:value-type="string">
            <text:p>G.G. INOX INC.</text:p>
          </table:table-cell>
          <table:table-cell table:style-name="ce11"/>
          <table:table-cell table:style-name="ce14" office:value-type="float" office:value="31170.79" calcext:value-type="float">
            <text:p>31170,79</text:p>
          </table:table-cell>
          <table:table-cell table:style-name="ce3" office:value-type="string" calcext:value-type="string">
            <text:p>Accessoire de spor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8644" calcext:value-type="float">
            <text:p>1298644</text:p>
          </table:table-cell>
          <table:table-cell table:style-name="ce9" office:value-type="date" office:date-value="2018-09-21" calcext:value-type="date">
            <text:p>09-21-18</text:p>
          </table:table-cell>
          <table:table-cell table:style-name="ce3" office:value-type="string" calcext:value-type="string">
            <text:p>INGETEC, EXPERTS-CONSEILS EN BATIMENT INC.</text:p>
          </table:table-cell>
          <table:table-cell/>
          <table:table-cell table:style-name="ce14" office:value-type="float" office:value="1364.84" calcext:value-type="float">
            <text:p>1364,84</text:p>
          </table:table-cell>
          <table:table-cell table:style-name="ce3" office:value-type="string" calcext:value-type="string">
            <text:p>Ingénieur civil - Structure de bâtime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221" calcext:value-type="float">
            <text:p>1297221</text:p>
          </table:table-cell>
          <table:table-cell table:style-name="ce9" office:value-type="date" office:date-value="2018-09-14" calcext:value-type="date">
            <text:p>09-14-18</text:p>
          </table:table-cell>
          <table:table-cell table:style-name="ce3" office:value-type="string" calcext:value-type="string">
            <text:p>LEBLANC ILLUMINATIONS-CANADA INC.</text:p>
          </table:table-cell>
          <table:table-cell/>
          <table:table-cell table:style-name="ce14" office:value-type="float" office:value="21075.93" calcext:value-type="float">
            <text:p>21075,93</text:p>
          </table:table-cell>
          <table:table-cell table:style-name="ce3" office:value-type="string" calcext:value-type="string">
            <text:p>Drapeau, bannière, fanion et décoration temporai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722" calcext:value-type="float">
            <text:p>1299722</text:p>
          </table:table-cell>
          <table:table-cell table:style-name="ce9" office:value-type="date" office:date-value="2018-09-27" calcext:value-type="date">
            <text:p>09-27-18</text:p>
          </table:table-cell>
          <table:table-cell table:style-name="ce3" office:value-type="string" calcext:value-type="string">
            <text:p>LES CONSTRUCTIONS ARGOZY INC.</text:p>
          </table:table-cell>
          <table:table-cell/>
          <table:table-cell table:style-name="ce14" office:value-type="float" office:value="22525.07" calcext:value-type="float">
            <text:p>22525,07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864" calcext:value-type="float">
            <text:p>1299864</text:p>
          </table:table-cell>
          <table:table-cell table:style-name="ce9" office:value-type="date" office:date-value="2018-09-28" calcext:value-type="date">
            <text:p>09-28-18</text:p>
          </table:table-cell>
          <table:table-cell table:style-name="ce3"/>
          <table:table-cell/>
          <table:table-cell table:style-name="ce14" office:value-type="float" office:value="11863.59" calcext:value-type="float">
            <text:p>11863,59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711" calcext:value-type="float">
            <text:p>1295711</text:p>
          </table:table-cell>
          <table:table-cell table:style-name="ce9" office:value-type="date" office:date-value="2018-09-21" calcext:value-type="date">
            <text:p>09-21-18</text:p>
          </table:table-cell>
          <table:table-cell table:style-name="ce3" office:value-type="string" calcext:value-type="string">
            <text:p>LES CONSTRUCTIONS TREMCO INC.</text:p>
          </table:table-cell>
          <table:table-cell table:style-name="ce11"/>
          <table:table-cell table:style-name="ce14" office:value-type="float" office:value="4953.32" calcext:value-type="float">
            <text:p>4953,32</text:p>
          </table:table-cell>
          <table:table-cell table:style-name="ce3" office:value-type="string" calcext:value-type="string">
            <text:p>Entrepreneur en petits bâtimen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069" calcext:value-type="float">
            <text:p>1299069</text:p>
          </table:table-cell>
          <table:table-cell table:style-name="ce9" office:value-type="date" office:date-value="2018-09-25" calcext:value-type="date">
            <text:p>09-25-18</text:p>
          </table:table-cell>
          <table:table-cell table:style-name="ce3" office:value-type="string" calcext:value-type="string">
            <text:p>LES PEPINIERES JASMIN LTEE</text:p>
          </table:table-cell>
          <table:table-cell table:style-name="ce11"/>
          <table:table-cell table:style-name="ce14" office:value-type="float" office:value="3844.12" calcext:value-type="float">
            <text:p>3844,12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083" calcext:value-type="float">
            <text:p>1299083</text:p>
          </table:table-cell>
          <table:table-cell table:style-name="ce9" office:value-type="date" office:date-value="2018-09-25" calcext:value-type="date">
            <text:p>09-25-18</text:p>
          </table:table-cell>
          <table:table-cell table:style-name="ce3" office:value-type="string" calcext:value-type="string">
            <text:p>LES PLANTATIONS LETOURNEAU (PEPINIERE)</text:p>
          </table:table-cell>
          <table:table-cell/>
          <table:table-cell table:style-name="ce14" office:value-type="float" office:value="8194.27" calcext:value-type="float">
            <text:p>8194,27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300004" calcext:value-type="float">
            <text:p>1300004</text:p>
          </table:table-cell>
          <table:table-cell table:style-name="ce9" office:value-type="date" office:date-value="2018-09-28" calcext:value-type="date">
            <text:p>09-28-18</text:p>
          </table:table-cell>
          <table:table-cell table:style-name="ce3" office:value-type="string" calcext:value-type="string">
            <text:p>MONTREAL STENCIL INC</text:p>
          </table:table-cell>
          <table:table-cell/>
          <table:table-cell table:style-name="ce14" office:value-type="float" office:value="23.94" calcext:value-type="float">
            <text:p>23,94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116" calcext:value-type="float">
            <text:p>1299116</text:p>
          </table:table-cell>
          <table:table-cell table:style-name="ce9" office:value-type="date" office:date-value="2018-09-25" calcext:value-type="date">
            <text:p>09-25-18</text:p>
          </table:table-cell>
          <table:table-cell table:style-name="ce3" office:value-type="string" calcext:value-type="string">
            <text:p>PEPINIERE ROUGEMONT ENR</text:p>
          </table:table-cell>
          <table:table-cell/>
          <table:table-cell table:style-name="ce14" office:value-type="float" office:value="5086.64" calcext:value-type="float">
            <text:p>5086,64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075" calcext:value-type="float">
            <text:p>1299075</text:p>
          </table:table-cell>
          <table:table-cell table:style-name="ce9" office:value-type="date" office:date-value="2018-09-25" calcext:value-type="date">
            <text:p>09-25-18</text:p>
          </table:table-cell>
          <table:table-cell table:style-name="ce3" office:value-type="string" calcext:value-type="string">
            <text:p>PEPINIERE ST-NICOLAS</text:p>
          </table:table-cell>
          <table:table-cell/>
          <table:table-cell table:style-name="ce14" office:value-type="float" office:value="1165.36" calcext:value-type="float">
            <text:p>1165,36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106" calcext:value-type="float">
            <text:p>1299106</text:p>
          </table:table-cell>
          <table:table-cell table:style-name="ce9" office:value-type="date" office:date-value="2018-09-25" calcext:value-type="date">
            <text:p>09-25-18</text:p>
          </table:table-cell>
          <table:table-cell table:style-name="ce3" office:value-type="string" calcext:value-type="string">
            <text:p>PEPINIERES Y. YVON AUCLAIR ET FILS ENR.</text:p>
          </table:table-cell>
          <table:table-cell/>
          <table:table-cell table:style-name="ce14" office:value-type="float" office:value="2136.5" calcext:value-type="float">
            <text:p>2136,50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040" calcext:value-type="float">
            <text:p>1299040</text:p>
          </table:table-cell>
          <table:table-cell table:style-name="ce9" office:value-type="date" office:date-value="2018-09-25" calcext:value-type="date">
            <text:p>09-25-18</text:p>
          </table:table-cell>
          <table:table-cell table:style-name="ce3" office:value-type="string" calcext:value-type="string">
            <text:p>SERRURIER SHAY MONTREAL #1 24/7</text:p>
          </table:table-cell>
          <table:table-cell/>
          <table:table-cell table:style-name="ce14" office:value-type="float" office:value="365.36" calcext:value-type="float">
            <text:p>365,36</text:p>
          </table:table-cell>
          <table:table-cell table:style-name="ce3" office:value-type="string" calcext:value-type="string">
            <text:p>Service - Serrurie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62364" calcext:value-type="float">
            <text:p>1262364</text:p>
          </table:table-cell>
          <table:table-cell table:style-name="ce9" office:value-type="date" office:date-value="2018-09-21" calcext:value-type="date">
            <text:p>09-21-18</text:p>
          </table:table-cell>
          <table:table-cell table:style-name="ce3" office:value-type="string" calcext:value-type="string">
            <text:p>SOCIETE CANADIENNE DES POSTES</text:p>
          </table:table-cell>
          <table:table-cell/>
          <table:table-cell table:style-name="ce14" office:value-type="float" office:value="493.88" calcext:value-type="float">
            <text:p>493,88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225" calcext:value-type="float">
            <text:p>1297225</text:p>
          </table:table-cell>
          <table:table-cell table:style-name="ce9" office:value-type="date" office:date-value="2018-09-14" calcext:value-type="date">
            <text:p>09-14-18</text:p>
          </table:table-cell>
          <table:table-cell table:style-name="ce3" office:value-type="string" calcext:value-type="string">
            <text:p>TABASKO COMMUNICATIONS INC.</text:p>
          </table:table-cell>
          <table:table-cell/>
          <table:table-cell table:style-name="ce14" office:value-type="float" office:value="18947.1" calcext:value-type="float">
            <text:p>18947,10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EVE</text:p>
          </table:table-cell>
          <table:table-cell table:style-name="ce6" office:value-type="float" office:value="1297603" calcext:value-type="float">
            <text:p>1297603</text:p>
          </table:table-cell>
          <table:table-cell table:style-name="ce9" office:value-type="date" office:date-value="2018-09-17" calcext:value-type="date">
            <text:p>09-17-18</text:p>
          </table:table-cell>
          <table:table-cell table:style-name="ce3" office:value-type="string" calcext:value-type="string">
            <text:p>COMAQ, CORPORATION DES OFFICIERS MUNICIPAUX AGREES DU QUEBEC</text:p>
          </table:table-cell>
          <table:table-cell/>
          <table:table-cell table:style-name="ce14" office:value-type="float" office:value="582.68" calcext:value-type="float">
            <text:p>582,68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7605" calcext:value-type="float">
            <text:p>1297605</text:p>
          </table:table-cell>
          <table:table-cell table:style-name="ce9" office:value-type="date" office:date-value="2018-09-17" calcext:value-type="date">
            <text:p>09-17-18</text:p>
          </table:table-cell>
          <table:table-cell table:style-name="ce3"/>
          <table:table-cell/>
          <table:table-cell table:style-name="ce14" office:value-type="float" office:value="582.68" calcext:value-type="float">
            <text:p>582,68</text:p>
          </table:table-cell>
          <table:table-cell table:style-name="ce3" office:value-type="string" calcext:value-type="string">
            <text:p>Frais - Inscription pour colloque, conférence, séminaire et congrè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49888" calcext:value-type="float">
            <text:p>1249888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LES TRADUCTIONS TERRY KNOWLES INC.</text:p>
          </table:table-cell>
          <table:table-cell/>
          <table:table-cell table:style-name="ce14" office:value-type="float" office:value="2099.75" calcext:value-type="float">
            <text:p>2099,75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float" office:value="1295062" calcext:value-type="float">
            <text:p>1295062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THE SUBURBAN NEWSPAPER</text:p>
          </table:table-cell>
          <table:table-cell/>
          <table:table-cell table:style-name="ce14" office:value-type="float" office:value="8399" calcext:value-type="float">
            <text:p>8399,00</text:p>
          </table:table-cell>
          <table:table-cell table:style-name="ce3" office:value-type="string" calcext:value-type="string">
            <text:p>Service - Placement média d'avis public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6" office:value-type="float" office:value="1295059" calcext:value-type="float">
            <text:p>1295059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VINCENT PARTENSKY</text:p>
          </table:table-cell>
          <table:table-cell/>
          <table:table-cell table:style-name="ce14" office:value-type="float" office:value="131.86" calcext:value-type="float">
            <text:p>131,86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069" calcext:value-type="float">
            <text:p>1295069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/>
          <table:table-cell/>
          <table:table-cell table:style-name="ce14" office:value-type="float" office:value="369.12" calcext:value-type="float">
            <text:p>369,12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717" calcext:value-type="float">
            <text:p>1299717</text:p>
          </table:table-cell>
          <table:table-cell table:style-name="ce9" office:value-type="date" office:date-value="2018-09-27" calcext:value-type="date">
            <text:p>09-27-18</text:p>
          </table:table-cell>
          <table:table-cell table:style-name="ce3"/>
          <table:table-cell/>
          <table:table-cell table:style-name="ce14" office:value-type="float" office:value="710.55" calcext:value-type="float">
            <text:p>710,55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5061" calcext:value-type="float">
            <text:p>1295061</text:p>
          </table:table-cell>
          <table:table-cell table:style-name="ce9" office:value-type="date" office:date-value="2018-09-04" calcext:value-type="date">
            <text:p>09-04-18</text:p>
          </table:table-cell>
          <table:table-cell table:style-name="ce3" office:value-type="string" calcext:value-type="string">
            <text:p>WOLTERS KLUWER QUEBEC LTEE</text:p>
          </table:table-cell>
          <table:table-cell/>
          <table:table-cell table:style-name="ce14" office:value-type="float" office:value="751" calcext:value-type="float">
            <text:p>751,00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VOIE, JOSIE-ANNE</text:p>
          </table:table-cell>
          <table:table-cell table:style-name="ce6" office:value-type="float" office:value="1297412" calcext:value-type="float">
            <text:p>1297412</text:p>
          </table:table-cell>
          <table:table-cell table:style-name="ce9" office:value-type="date" office:date-value="2018-09-17" calcext:value-type="date">
            <text:p>09-17-18</text:p>
          </table:table-cell>
          <table:table-cell table:style-name="ce3" office:value-type="string" calcext:value-type="string">
            <text:p>ORSINI ENTREPRISE</text:p>
          </table:table-cell>
          <table:table-cell/>
          <table:table-cell table:style-name="ce14" office:value-type="float" office:value="2813.66" calcext:value-type="float">
            <text:p>2813,66</text:p>
          </table:table-cell>
          <table:table-cell table:style-name="ce3" office:value-type="string" calcext:value-type="string">
            <text:p>Service - Déneigement d'accès, stationnement et toi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6" office:value-type="float" office:value="1299707" calcext:value-type="float">
            <text:p>1299707</text:p>
          </table:table-cell>
          <table:table-cell table:style-name="ce9" office:value-type="date" office:date-value="2018-09-27" calcext:value-type="date">
            <text:p>09-27-18</text:p>
          </table:table-cell>
          <table:table-cell table:style-name="ce3" office:value-type="string" calcext:value-type="string">
            <text:p>SOCIETE EN COMMANDITE STATIONNEMENT DE MONTREAL</text:p>
          </table:table-cell>
          <table:table-cell/>
          <table:table-cell table:style-name="ce14" office:value-type="float" office:value="1837.28" calcext:value-type="float">
            <text:p>1837,28</text:p>
          </table:table-cell>
          <table:table-cell table:style-name="ce3" office:value-type="string" calcext:value-type="string">
            <text:p>Urbaniste - Aménagement du territoi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9253" calcext:value-type="float">
            <text:p>1299253</text:p>
          </table:table-cell>
          <table:table-cell table:style-name="ce9" office:value-type="date" office:date-value="2018-09-26" calcext:value-type="date">
            <text:p>09-26-18</text:p>
          </table:table-cell>
          <table:table-cell table:style-name="ce3" office:value-type="string" calcext:value-type="string">
            <text:p>TRANSOFT SOLUTIONS INC</text:p>
          </table:table-cell>
          <table:table-cell/>
          <table:table-cell table:style-name="ce14" office:value-type="float" office:value="3013.14" calcext:value-type="float">
            <text:p>3013,14</text:p>
          </table:table-cell>
          <table:table-cell table:style-name="ce3" office:value-type="string" calcext:value-type="string">
            <text:p>Logiciel et progicie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1296550" calcext:value-type="float">
            <text:p>1296550</text:p>
          </table:table-cell>
          <table:table-cell table:style-name="ce9" office:value-type="date" office:date-value="2018-09-12" calcext:value-type="date">
            <text:p>09-12-18</text:p>
          </table:table-cell>
          <table:table-cell table:style-name="ce3" office:value-type="string" calcext:value-type="string">
            <text:p>VELO QUEBEC ASSOCIATION</text:p>
          </table:table-cell>
          <table:table-cell/>
          <table:table-cell table:style-name="ce14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0" office:value-type="string" calcext:value-type="string">
            <text:p>TOTAL</text:p>
          </table:table-cell>
          <table:table-cell/>
          <table:table-cell table:style-name="ce15" office:value-type="float" office:value="450927.6" calcext:value-type="float">
            <text:p>450927,60</text:p>
          </table:table-cell>
          <table:table-cell table:number-columns-repeated="1018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5:08:41</meta:creation-date>
    <dc:date>2018-12-06T15:12:15.578000000</dc:date>
    <meta:editing-duration>PT2M30S</meta:editing-duration>
    <meta:editing-cycles>2</meta:editing-cycles>
    <meta:generator>LibreOffice/6.1.2.1$Windows_x86 LibreOffice_project/65905a128db06ba48db947242809d14d3f9a93fe</meta:generator>
    <meta:document-statistic meta:table-count="3" meta:cell-count="695" meta:object-count="0"/>
  </office:meta>
</office:document-meta>
</file>